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5.46pt" svg:height="332.79pt" svg:x="231.02pt" svg:y="5.27pt">
            <loext:p draw:notify-on-update-of-ranges="Sheet1.A1:Sheet1.A1 Sheet1.A2:Sheet1.A22 Sheet1.B1:Sheet1.B1 Sheet1.B2:Sheet1.B22 Sheet1.A1:Sheet1.A1 Sheet1.A2:Sheet1.A22 Sheet1.C1:Sheet1.C1 Sheet1.C2:Sheet1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Mish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38944" calcext:value-type="float">
            <text:p>1633894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77504" calcext:value-type="float">
            <text:p>1627750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27104" calcext:value-type="float">
            <text:p>1412710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17344" calcext:value-type="float">
            <text:p>1541734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35136" calcext:value-type="float">
            <text:p>15835136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54912" calcext:value-type="float">
            <text:p>15654912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62400" calcext:value-type="float">
            <text:p>15462400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88960" calcext:value-type="float">
            <text:p>14888960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25824" calcext:value-type="float">
            <text:p>1492582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56192" calcext:value-type="float">
            <text:p>14856192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10432" calcext:value-type="float">
            <text:p>14610432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08736" calcext:value-type="float">
            <text:p>14708736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20608" calcext:value-type="float">
            <text:p>14020608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76256" calcext:value-type="float">
            <text:p>14176256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225408" calcext:value-type="float">
            <text:p>14225408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774848" calcext:value-type="float">
            <text:p>13774848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922304" calcext:value-type="float">
            <text:p>1392230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35584" calcext:value-type="float">
            <text:p>13635584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19072" calcext:value-type="float">
            <text:p>12419072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81632" calcext:value-type="float">
            <text:p>13381632</text:p>
          </table:table-cell>
          <table:table-cell office:value-type="float" office:value="11347305" calcext:value-type="float">
            <text:p>113473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16096" calcext:value-type="float">
            <text:p>13316096</text:p>
          </table:table-cell>
          <table:table-cell office:value-type="float" office:value="11347305" calcext:value-type="float">
            <text:p>11347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31:07.229145667</meta:creation-date>
    <dc:date>2016-11-16T10:10:14.627113929</dc:date>
    <meta:editing-duration>PT7M57S</meta:editing-duration>
    <meta:editing-cycles>1</meta:editing-cycles>
    <meta:document-statistic meta:table-count="1" meta:cell-count="66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27cm" svg:height="11.741cm" xlink:href=".." xlink:type="simple" chart:class="chart:scatter" chart:style-name="ch1">
        <chart:legend chart:legend-position="end" svg:x="14.698cm" svg:y="5.322cm" style:legend-expansion="high" chart:style-name="ch2"/>
        <chart:plot-area chart:style-name="ch3" table:cell-range-address="Sheet1.A1:Sheet1.C22" chart:data-source-has-labels="row" svg:x="1.353cm" svg:y="0.234cm" svg:width="13.003cm" svg:height="10.292cm">
          <chartooo:coordinate-region svg:x="2.9cm" svg:y="0.433cm" svg:width="11.083cm" svg:height="9.446cm"/>
          <chart:axis chart:dimension="x" chart:name="primary-x" chart:style-name="ch4">
            <chart:title svg:x="6.963cm" svg:y="10.76cm" chart:style-name="ch5">
              <text:p>Cache Size</text:p>
            </chart:title>
          </chart:axis>
          <chart:axis chart:dimension="y" chart:name="primary-y" chart:style-name="ch4">
            <chart:title svg:x="0.451cm" svg:y="6.39cm" chart:style-name="ch6">
              <text:p>Chars/10 sec</text:p>
            </chart:title>
            <chart:grid chart:style-name="ch7" chart:class="major"/>
          </chart:axis>
          <chart:series chart:style-name="ch8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series chart:style-name="ch9" chart:values-cell-range-address="Sheet1.C2:Sheet1.C22" chart:label-cell-address="Sheet1.C1:Sheet1.C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sh</text:p>
                <draw:g>
                  <svg:desc>Sheet1.B1:Sheet1.B1</svg:desc>
                </draw:g>
              </table:table-cell>
              <table:table-cell office:value-type="string">
                <text:p>Pyth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6338944">
                <text:p>16338944</text:p>
                <draw:g>
                  <svg:desc>Sheet1.B2:Sheet1.B22</svg:desc>
                </draw:g>
              </table:table-cell>
              <table:table-cell office:value-type="float" office:value="11347305">
                <text:p>11347305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277504">
                <text:p>1627750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127104">
                <text:p>1412710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417344">
                <text:p>1541734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835136">
                <text:p>15835136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654912">
                <text:p>15654912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462400">
                <text:p>15462400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888960">
                <text:p>14888960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925824">
                <text:p>1492582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856192">
                <text:p>14856192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610432">
                <text:p>14610432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708736">
                <text:p>14708736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020608">
                <text:p>14020608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176256">
                <text:p>14176256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225408">
                <text:p>14225408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774848">
                <text:p>13774848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922304">
                <text:p>1392230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635584">
                <text:p>13635584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419072">
                <text:p>12419072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381632">
                <text:p>13381632</text:p>
              </table:table-cell>
              <table:table-cell office:value-type="float" office:value="11347305">
                <text:p>11347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316096">
                <text:p>13316096</text:p>
              </table:table-cell>
              <table:table-cell office:value-type="float" office:value="11347305">
                <text:p>11347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